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09_11-50-06_000.jpg</text:p>
          </table:table-cell>
          <table:table-cell table:style-name="ce19" office:value-type="string">
            <text:p>:m 1*1 RES / JVEMV6 64#68_?? / 『新釈漢文大系　２　大学』 著者=赤塚忠 / p.63 / w:天之明命,topic:~ / N~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2]=&quot;&quot;;[.C2];CONCATENATE([.C2];&quot; / &quot;;[.E2]))" office:value-type="string" office:string-value=":m 1*1 RES / JVEMV6 64#68_?? / 『新釈漢文大系　２　大学』 著者=赤塚忠 / p.63 / w:天之明命,topic:~ / N~">
            <text:p>:m 1*1 RES / JVEMV6 64#68_?? / 『新釈漢文大系　２　大学』 著者=赤塚忠 / p.63 / w:天之明命,topic: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09_14-00-58_000.jpg</text:p>
          </table:table-cell>
          <table:table-cell table:style-name="ce19" office:value-type="string">
            <text:p>:PHOTO 記録 / 文書　/ about=免許更新申請書,other=登録暗証番号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3]=&quot;&quot;;[.C3];CONCATENATE([.C3];&quot; / &quot;;[.E3]))" office:value-type="string" office:string-value=":PHOTO 記録 / 文書　/ about=免許更新申請書,other=登録暗証番号">
            <text:p>:PHOTO 記録 / 文書　/ about=免許更新申請書,other=登録暗証番号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09_14-01-11_000.jpg</text:p>
          </table:table-cell>
          <table:table-cell table:style-name="ce19" office:value-type="string">
            <text:p>:PHOTO 記録 / 文書　/ about=免許更新申請書,other=登録暗証番号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4]=&quot;&quot;;[.C4];CONCATENATE([.C4];&quot; / &quot;;[.E4]))" office:value-type="string" office:string-value=":PHOTO 記録 / 文書　/ about=免許更新申請書,other=登録暗証番号">
            <text:p>:PHOTO 記録 / 文書　/ about=免許更新申請書,other=登録暗証番号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09_20-45-40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10_00-17-48_000.jpg</text:p>
          </table:table-cell>
          <table:table-cell table:style-name="ce17" office:value-type="string">
            <text:p>:PHOTO 記録 / 経過記録；作ったもの / food=焼酎漬け / material=ローズマリー：１パック；liquor=麦焼酎:250ml,time=2021-0306,container=silver-cap-large,file-id=2021-03-10_00-18-11_000.jpg,other=葉っぱの色：使っている部分、まだ緑色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6]=&quot;&quot;;[.C6];CONCATENATE([.C6];&quot; / &quot;;[.E6]))" office:value-type="string" office:string-value=":PHOTO 記録 / 経過記録；作ったもの / food=焼酎漬け / material=ローズマリー：１パック；liquor=麦焼酎:250ml,time=2021-0306,container=silver-cap-large,file-id=2021-03-10_00-18-11_000.jpg,other=葉っぱの色：使っている部分、まだ緑色">
            <text:p>:PHOTO 記録 / 経過記録；作ったもの / food=焼酎漬け / material=ローズマリー：１パック；liquor=麦焼酎:250ml,time=2021-0306,container=silver-cap-large,file-id=2021-03-10_00-18-11_000.jpg,other=葉っぱの色：使っている部分、まだ緑色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10_00-18-11_000.jpg</text:p>
          </table:table-cell>
          <table:table-cell table:style-name="ce17" office:value-type="string">
            <text:p>:PHOTO 記録 / 経過記録；作ったもの / food=焼酎漬け / material=ローズマリー：１パック；liquor=麦焼酎:250ml,time=2021-0306,container=silver-cap-large,file-id=2021-03-10_00-18-11_000.jpg</text:p>
          </table:table-cell>
          <table:table-cell table:style-name="ce17"/>
          <table:table-cell table:style-name="ce4"/>
          <table:table-cell table:style-name="ce4" office:value-type="string">
            <text:p>N-35-35-29.699707 E-139-34-45.864257</text:p>
          </table:table-cell>
          <table:table-cell table:style-name="ce36" table:formula="of:=IF([.E7]=&quot;&quot;;[.C7];CONCATENATE([.C7];&quot; / &quot;;[.E7]))" office:value-type="string" office:string-value=":PHOTO 記録 / 経過記録；作ったもの / food=焼酎漬け / material=ローズマリー：１パック；liquor=麦焼酎:250ml,time=2021-0306,container=silver-cap-large,file-id=2021-03-10_00-18-11_000.jpg">
            <text:p>:PHOTO 記録 / 経過記録；作ったもの / food=焼酎漬け / material=ローズマリー：１パック；liquor=麦焼酎:250ml,time=2021-0306,container=silver-cap-large,file-id=2021-03-10_00-18-11_000.jpg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10_01-33-18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10_01-33-25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10_12-16-35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2021/03/10</text:date>, <text:time>14:30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10T14:30:46.39</dc:date>
    <dc:creator>iwabuchi ken</dc:creator>
    <meta:editing-duration>P31DT22H54M44S</meta:editing-duration>
    <meta:editing-cycles>11886</meta:editing-cycles>
    <meta:document-statistic meta:table-count="1" meta:cell-count="345" meta:object-count="0"/>
  </office:meta>
</office:document-meta>
</file>